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: 6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0345" calcext:value-type="float">
            <text:p>97.0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3.3849" calcext:value-type="float">
            <text:p>93.3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2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701" calcext:value-type="float">
            <text:p>99.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0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56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87.7553" calcext:value-type="float">
            <text:p>87.7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2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2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6862" calcext:value-type="float">
            <text:p>74.6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5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9226" calcext:value-type="float">
            <text:p>85.9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Time: 56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0301" calcext:value-type="float">
            <text:p>95.0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1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6.5913" calcext:value-type="float">
            <text:p>66.5913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0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7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5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41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3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93.7271" calcext:value-type="float">
            <text:p>93.7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2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5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7737" calcext:value-type="float">
            <text:p>92.7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0.7911" calcext:value-type="float">
            <text:p>70.7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2.4697" calcext:value-type="float">
            <text:p>72.4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537" calcext:value-type="float">
            <text:p>68.3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1951" calcext:value-type="float">
            <text:p>83.1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1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953" calcext:value-type="float">
            <text:p>80.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3.5846" calcext:value-type="float">
            <text:p>93.5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3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9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82609" calcext:value-type="float">
            <text:p>0.782609</text:p>
          </table:table-cell>
          <table:table-cell office:value-type="string" calcext:value-type="string">
            <text:p><text:s/>%Failure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office:value-type="string" calcext:value-type="string">
            <text:p>Time: 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6768" calcext:value-type="float">
            <text:p>91.6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0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4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3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0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4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2351" calcext:value-type="float">
            <text:p>79.2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97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8851" calcext:value-type="float">
            <text:p>76.8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0.0532" calcext:value-type="float">
            <text:p>70.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6092" calcext:value-type="float">
            <text:p>88.6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%Memory</text:p>
          </table:table-cell>
          <table:table-cell office:value-type="float" office:value="0.615385" calcext:value-type="float">
            <text:p>0.6153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1586" calcext:value-type="float">
            <text:p>96.1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3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7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196" calcext:value-type="float">
            <text:p>68.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23" calcext:value-type="float">
            <text:p>83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2317" calcext:value-type="float">
            <text:p>76.2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47" calcext:value-type="float">
            <text:p>99.3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6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196" calcext:value-type="float">
            <text:p>68.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3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4724" calcext:value-type="float">
            <text:p>86.47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6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2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0.4874" calcext:value-type="float">
            <text:p>80.4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0117" calcext:value-type="float">
            <text:p>81.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6064" calcext:value-type="float">
            <text:p>92.6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4.0708" calcext:value-type="float">
            <text:p>84.0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9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0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9014" calcext:value-type="float">
            <text:p>95.9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4497" calcext:value-type="float">
            <text:p>82.4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0697" calcext:value-type="float">
            <text:p>94.0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6459" calcext:value-type="float">
            <text:p>88.6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9782" calcext:value-type="float">
            <text:p>80.9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2.1732" calcext:value-type="float">
            <text:p>92.1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1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7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1.9905" calcext:value-type="float">
            <text:p>81.9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0942" calcext:value-type="float">
            <text:p>89.0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94118" calcext:value-type="float">
            <text:p>0.79411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1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7.7062" calcext:value-type="float">
            <text:p>77.7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2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69.6659" calcext:value-type="float">
            <text:p>69.6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8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531" calcext:value-type="float">
            <text:p>94.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1.0099" calcext:value-type="float">
            <text:p>91.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6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5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8.8996" calcext:value-type="float">
            <text:p>98.8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6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2.5401" calcext:value-type="float">
            <text:p>92.5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2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9738" calcext:value-type="float">
            <text:p>94.9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0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9573" calcext:value-type="float">
            <text:p>97.9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3.9474" calcext:value-type="float">
            <text:p>73.94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4604" calcext:value-type="float">
            <text:p>81.4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6.8015" calcext:value-type="float">
            <text:p>76.8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6061" calcext:value-type="float">
            <text:p>82.6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3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9345" calcext:value-type="float">
            <text:p>92.9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0705" calcext:value-type="float">
            <text:p>86.0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73" calcext:value-type="float">
            <text:p>92.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9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1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6516" calcext:value-type="float">
            <text:p>77.6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9.0748" calcext:value-type="float">
            <text:p>89.0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8418" calcext:value-type="float">
            <text:p>93.8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358" calcext:value-type="float">
            <text:p>98.3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4863" calcext:value-type="float">
            <text:p>90.4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5077" calcext:value-type="float">
            <text:p>91.5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0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4701" calcext:value-type="float">
            <text:p>96.4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4036" calcext:value-type="float">
            <text:p>97.4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911765" calcext:value-type="float">
            <text:p>0.9117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77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2546" calcext:value-type="float">
            <text:p>99.2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3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0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6.1811" calcext:value-type="float">
            <text:p>76.1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7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6895" calcext:value-type="float">
            <text:p>78.6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8925" calcext:value-type="float">
            <text:p>68.8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2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7.5546" calcext:value-type="float">
            <text:p>67.5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3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4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8476" calcext:value-type="float">
            <text:p>92.8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5443" calcext:value-type="float">
            <text:p>74.54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89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0.1148" calcext:value-type="float">
            <text:p>70.1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95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01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11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9852" calcext:value-type="float">
            <text:p>73.9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3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9" calcext:value-type="float">
            <text:p>99.8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1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7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3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931034" calcext:value-type="float">
            <text:p>0.93103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0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3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4993" calcext:value-type="float">
            <text:p>96.4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8315" calcext:value-type="float">
            <text:p>95.8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0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3.5482" calcext:value-type="float">
            <text:p>93.5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0.3133" calcext:value-type="float">
            <text:p>70.3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2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7946" calcext:value-type="float">
            <text:p>94.7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8.6842" calcext:value-type="float">
            <text:p>98.6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4308" calcext:value-type="float">
            <text:p>97.4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%Memory</text:p>
          </table:table-cell>
          <table:table-cell office:value-type="float" office:value="0.692308" calcext:value-type="float">
            <text:p>0.69230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91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4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0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5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2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8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5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3.4104" calcext:value-type="float">
            <text:p>73.4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7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4407" calcext:value-type="float">
            <text:p>97.4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6.3436" calcext:value-type="float">
            <text:p>96.3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1438" calcext:value-type="float">
            <text:p>89.1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8099" calcext:value-type="float">
            <text:p>82.8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963" calcext:value-type="float">
            <text:p>97.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3095" calcext:value-type="float">
            <text:p>92.3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7.4684" calcext:value-type="float">
            <text:p>67.46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2278" calcext:value-type="float">
            <text:p>91.2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8498" calcext:value-type="float">
            <text:p>97.8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0245" calcext:value-type="float">
            <text:p>95.0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0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0325" calcext:value-type="float">
            <text:p>72.0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3089" calcext:value-type="float">
            <text:p>88.3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9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9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0.5777" calcext:value-type="float">
            <text:p>70.5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5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4272" calcext:value-type="float">
            <text:p>77.4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1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8113" calcext:value-type="float">
            <text:p>89.8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1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1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6.0225" calcext:value-type="float">
            <text:p>66.0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2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306" calcext:value-type="float">
            <text:p>96.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8439" calcext:value-type="float">
            <text:p>86.8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5.3255" calcext:value-type="float">
            <text:p>95.3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9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0085" calcext:value-type="float">
            <text:p>97.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4567" calcext:value-type="float">
            <text:p>92.4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0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1678" calcext:value-type="float">
            <text:p>85.1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6562" calcext:value-type="float">
            <text:p>92.6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5.925" calcext:value-type="float">
            <text:p>75.9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0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5892" calcext:value-type="float">
            <text:p>87.5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9093" calcext:value-type="float">
            <text:p>97.9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2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1.9042" calcext:value-type="float">
            <text:p>91.9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0085" calcext:value-type="float">
            <text:p>97.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2376" calcext:value-type="float">
            <text:p>87.2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3004" calcext:value-type="float">
            <text:p>92.3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0.6192" calcext:value-type="float">
            <text:p>90.6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3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8824" calcext:value-type="float">
            <text:p>86.8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5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3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7011" calcext:value-type="float">
            <text:p>96.7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2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6.2548" calcext:value-type="float">
            <text:p>76.2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3231" calcext:value-type="float">
            <text:p>95.3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73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7.8786" calcext:value-type="float">
            <text:p>67.8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2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026" calcext:value-type="float">
            <text:p>93.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8.4315" calcext:value-type="float">
            <text:p>78.4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5.1233" calcext:value-type="float">
            <text:p>95.1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6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729" calcext:value-type="float">
            <text:p>80.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5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3988" calcext:value-type="float">
            <text:p>70.3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349" calcext:value-type="float">
            <text:p>95.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4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13" calcext:value-type="float">
            <text:p>97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2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6006" calcext:value-type="float">
            <text:p>96.6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309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8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0.806" calcext:value-type="float">
            <text:p>80.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4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3238" calcext:value-type="float">
            <text:p>90.3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6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9479" calcext:value-type="float">
            <text:p>94.9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2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2594" calcext:value-type="float">
            <text:p>89.2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%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8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2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4.1596" calcext:value-type="float">
            <text:p>74.1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7062" calcext:value-type="float">
            <text:p>77.7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3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8.4853" calcext:value-type="float">
            <text:p>68.4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4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4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413" calcext:value-type="float">
            <text:p>97.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689" calcext:value-type="float">
            <text:p>98.6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392" calcext:value-type="float">
            <text:p>84.8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0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89.0609" calcext:value-type="float">
            <text:p>89.0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1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8.8744" calcext:value-type="float">
            <text:p>78.8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3.9665" calcext:value-type="float">
            <text:p>83.9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4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1.1837" calcext:value-type="float">
            <text:p>71.1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4.7761" calcext:value-type="float">
            <text:p>94.7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4445" calcext:value-type="float">
            <text:p>93.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884615" calcext:value-type="float">
            <text:p>0.884615</text:p>
          </table:table-cell>
          <table:table-cell office:value-type="string" calcext:value-type="string">
            <text:p><text:s/>%Failure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string" calcext:value-type="string">
            <text:p>Time: 6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6101" calcext:value-type="float">
            <text:p>96.6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0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6.4841" calcext:value-type="float">
            <text:p>66.4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2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6497" calcext:value-type="float">
            <text:p>81.6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3715" calcext:value-type="float">
            <text:p>76.3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6802" calcext:value-type="float">
            <text:p>97.68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1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7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0347" calcext:value-type="float">
            <text:p>92.0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7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3902" calcext:value-type="float">
            <text:p>86.3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3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1.3814" calcext:value-type="float">
            <text:p>71.38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514" calcext:value-type="float">
            <text:p>88.5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2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1067" calcext:value-type="float">
            <text:p>85.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727" calcext:value-type="float">
            <text:p>99.4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511" calcext:value-type="float">
            <text:p>94.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55" calcext:value-type="float">
            <text:p>99.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9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1822" calcext:value-type="float">
            <text:p>82.1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4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7207" calcext:value-type="float">
            <text:p>81.7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9.3138" calcext:value-type="float">
            <text:p>89.3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6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9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1902" calcext:value-type="float">
            <text:p>92.1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3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308" calcext:value-type="float">
            <text:p>96.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7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1.376" calcext:value-type="float">
            <text:p>91.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8" calcext:value-type="float">
            <text:p>99.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01" calcext:value-type="float">
            <text:p>97.8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6934" calcext:value-type="float">
            <text:p>97.6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3005" calcext:value-type="float">
            <text:p>82.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5012" calcext:value-type="float">
            <text:p>96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533" calcext:value-type="float">
            <text:p>93.7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9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4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1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5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6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3.04" calcext:value-type="float">
            <text:p>83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6" calcext:value-type="float">
            <text:p>99.0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82.5652" calcext:value-type="float">
            <text:p>82.5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03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7.8989" calcext:value-type="float">
            <text:p>77.8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4.6325" calcext:value-type="float">
            <text:p>84.63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0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8.5387" calcext:value-type="float">
            <text:p>78.5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5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2351" calcext:value-type="float">
            <text:p>94.2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71429" calcext:value-type="float">
            <text:p>0.77142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9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9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6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6.7801" calcext:value-type="float">
            <text:p>96.7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8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%Memor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1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1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7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2344" calcext:value-type="float">
            <text:p>90.2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4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3871" calcext:value-type="float">
            <text:p>77.3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924" calcext:value-type="float">
            <text:p>92.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9889" calcext:value-type="float">
            <text:p>84.9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3881" calcext:value-type="float">
            <text:p>84.3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8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2116" calcext:value-type="float">
            <text:p>89.2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9.5345" calcext:value-type="float">
            <text:p>69.5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3377" calcext:value-type="float">
            <text:p>99.3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3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8.3369" calcext:value-type="float">
            <text:p>68.3369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72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6.1347" calcext:value-type="float">
            <text:p>66.1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8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4865" calcext:value-type="float">
            <text:p>89.4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6.5452" calcext:value-type="float">
            <text:p>96.5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0075" calcext:value-type="float">
            <text:p>79.0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5067" calcext:value-type="float">
            <text:p>95.5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3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5.3491" calcext:value-type="float">
            <text:p>75.34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772727" calcext:value-type="float">
            <text:p>0.772727</text:p>
          </table:table-cell>
          <table:table-cell office:value-type="string" calcext:value-type="string">
            <text:p><text:s/>%Failure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string" calcext:value-type="string">
            <text:p>Time: 8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7" calcext:value-type="float">
            <text:p>99.4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6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505" calcext:value-type="float">
            <text:p>93.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2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1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6227" calcext:value-type="float">
            <text:p>86.6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9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05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0222" calcext:value-type="float">
            <text:p>80.0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75.0571" calcext:value-type="float">
            <text:p>75.0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8853" calcext:value-type="float">
            <text:p>94.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2456" calcext:value-type="float">
            <text:p>86.2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5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2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4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2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2.662" calcext:value-type="float">
            <text:p>72.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8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9751" calcext:value-type="float">
            <text:p>70.9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3.2258" calcext:value-type="float">
            <text:p>93.2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0.5383" calcext:value-type="float">
            <text:p>70.5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4905" calcext:value-type="float">
            <text:p>96.4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7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2.1024" calcext:value-type="float">
            <text:p>92.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4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6916" calcext:value-type="float">
            <text:p>90.6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0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1024" calcext:value-type="float">
            <text:p>92.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78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1989" calcext:value-type="float">
            <text:p>87.1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2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2.6059" calcext:value-type="float">
            <text:p>92.6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7.9567" calcext:value-type="float">
            <text:p>97.9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8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4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358" calcext:value-type="float">
            <text:p>98.3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8319" calcext:value-type="float">
            <text:p>82.8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322" calcext:value-type="float">
            <text:p>89.3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.0294118" calcext:value-type="float">
            <text:p>0.0294118</text:p>
          </table:table-cell>
        </table:table-row>
        <table:table-row table:style-name="ro1">
          <table:table-cell office:value-type="string" calcext:value-type="string">
            <text:p>Time: 6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8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7786" calcext:value-type="float">
            <text:p>92.7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4404" calcext:value-type="float">
            <text:p>97.4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5258" calcext:value-type="float">
            <text:p>81.5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6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718" calcext:value-type="float">
            <text:p>72.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5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6578" calcext:value-type="float">
            <text:p>97.6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1177" calcext:value-type="float">
            <text:p>87.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2.5364" calcext:value-type="float">
            <text:p>72.5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1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3073" calcext:value-type="float">
            <text:p>97.3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9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5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8562" calcext:value-type="float">
            <text:p>88.85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6911" calcext:value-type="float">
            <text:p>87.6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791667" calcext:value-type="float">
            <text:p>0.791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2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9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2258" calcext:value-type="float">
            <text:p>96.2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2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7201" calcext:value-type="float">
            <text:p>68.7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7265" calcext:value-type="float">
            <text:p>75.7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2798" calcext:value-type="float">
            <text:p>69.2798</text:p>
          </table:table-cell>
          <table:table-cell office:value-type="string" calcext:value-type="string">
            <text:p><text:s/>FAILURE 3</text:p>
          </table:table-cell>
          <table:table-cell office:value-type="float" office:value="69.2798" calcext:value-type="float">
            <text:p>69.279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97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5227" calcext:value-type="float">
            <text:p>83.5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3.783" calcext:value-type="float">
            <text:p>73.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1.998" calcext:value-type="float">
            <text:p>91.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475" calcext:value-type="float">
            <text:p>88.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8.5429" calcext:value-type="float">
            <text:p>88.5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2.5226" calcext:value-type="float">
            <text:p>72.5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8.5565" calcext:value-type="float">
            <text:p>88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4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487" calcext:value-type="float">
            <text:p>89.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3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9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8472" calcext:value-type="float">
            <text:p>94.8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6573" calcext:value-type="float">
            <text:p>99.6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0835" calcext:value-type="float">
            <text:p>95.08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3746" calcext:value-type="float">
            <text:p>71.3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5.503" calcext:value-type="float">
            <text:p>95.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5823" calcext:value-type="float">
            <text:p>93.58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9292" calcext:value-type="float">
            <text:p>70.9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9.8923" calcext:value-type="float">
            <text:p>69.8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5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6.7895" calcext:value-type="float">
            <text:p>76.7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6.8166" calcext:value-type="float">
            <text:p>86.8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3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8644" calcext:value-type="float">
            <text:p>88.86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48485" calcext:value-type="float">
            <text:p>0.848485</text:p>
          </table:table-cell>
          <table:table-cell office:value-type="string" calcext:value-type="string">
            <text:p><text:s/>%Failure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string" calcext:value-type="string">
            <text:p>Time: 8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66.6329" calcext:value-type="float">
            <text:p>66.6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6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5162" calcext:value-type="float">
            <text:p>97.5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8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7794" calcext:value-type="float">
            <text:p>92.7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0287" calcext:value-type="float">
            <text:p>86.0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1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1024" calcext:value-type="float">
            <text:p>89.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4833" calcext:value-type="float">
            <text:p>96.4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342" calcext:value-type="float">
            <text:p>97.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7.9664" calcext:value-type="float">
            <text:p>87.9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2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7665" calcext:value-type="float">
            <text:p>82.7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9452" calcext:value-type="float">
            <text:p>78.9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DECENTRALISED</text:p>
          </table:table-cell>
          <table:table-cell office:value-type="float" office:value="95.833" calcext:value-type="float">
            <text:p>95.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0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6229" calcext:value-type="float">
            <text:p>70.6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88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4.4004" calcext:value-type="float">
            <text:p>84.4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655" calcext:value-type="float">
            <text:p>92.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3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6783" calcext:value-type="float">
            <text:p>91.6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1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5.6421" calcext:value-type="float">
            <text:p>95.6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6059" calcext:value-type="float">
            <text:p>92.6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2528" calcext:value-type="float">
            <text:p>94.2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8368" calcext:value-type="float">
            <text:p>98.8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1407" calcext:value-type="float">
            <text:p>97.1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716" calcext:value-type="float">
            <text:p>98.6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01" calcext:value-type="float">
            <text:p>88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6497" calcext:value-type="float">
            <text:p>81.6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6716" calcext:value-type="float">
            <text:p>97.6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0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6.1101" calcext:value-type="float">
            <text:p>96.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0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8917" calcext:value-type="float">
            <text:p>92.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0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5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9226" calcext:value-type="float">
            <text:p>86.9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4.4958" calcext:value-type="float">
            <text:p>74.4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67.1514" calcext:value-type="float">
            <text:p>67.1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5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7.2959" calcext:value-type="float">
            <text:p>97.2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52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7766" calcext:value-type="float">
            <text:p>86.7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4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7.8172" calcext:value-type="float">
            <text:p>97.8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5077" calcext:value-type="float">
            <text:p>71.5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9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5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8.0346" calcext:value-type="float">
            <text:p>78.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8502" calcext:value-type="float">
            <text:p>78.8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95" meta:object-count="0"/>
    <meta:generator>LibreOffice/4.2.8.2$Linux_X86_64 LibreOffice_project/420m0$Build-2</meta:generator>
  </office:meta>
</office:document-meta>
</file>